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wiss"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automatic-styles>
    <style:style style:name="P1" style:family="paragraph" style:parent-style-name="Standard">
      <style:paragraph-properties fo:text-align="center" style:justify-single-word="false" style:writing-mode="lr-tb"/>
      <style:text-properties officeooo:paragraph-rsid="00112005"/>
    </style:style>
    <style:style style:name="P2" style:family="paragraph" style:parent-style-name="Standard">
      <style:paragraph-properties fo:text-align="center" style:justify-single-word="false" style:writing-mode="lr-tb"/>
      <style:text-properties officeooo:paragraph-rsid="00129ebb"/>
    </style:style>
    <style:style style:name="P3" style:family="paragraph" style:parent-style-name="Standard">
      <style:paragraph-properties fo:text-align="center" style:justify-single-word="false" style:writing-mode="lr-tb"/>
      <style:text-properties style:font-name="Arial" fo:font-size="14pt" fo:font-weight="bold" officeooo:paragraph-rsid="00112005" fo:background-color="#ffffff" style:font-size-asian="14pt" style:font-weight-asian="bold" style:font-size-complex="14pt" style:font-weight-complex="bold"/>
    </style:style>
    <style:style style:name="P4" style:family="paragraph" style:parent-style-name="Standard">
      <style:paragraph-properties fo:text-align="center" style:justify-single-word="false" style:writing-mode="lr-tb"/>
      <style:text-properties style:font-name="Arial" fo:font-size="14pt" fo:font-weight="bold" officeooo:paragraph-rsid="00112005" fo:background-color="#ffff00" style:font-size-asian="14pt" style:font-weight-asian="bold" style:font-size-complex="14pt" style:font-weight-complex="bold"/>
    </style:style>
    <style:style style:name="P5" style:family="paragraph" style:parent-style-name="Standard">
      <style:paragraph-properties fo:text-align="justify" style:justify-single-word="false" style:writing-mode="lr-tb"/>
      <style:text-properties officeooo:paragraph-rsid="00112005"/>
    </style:style>
    <style:style style:name="P6" style:family="paragraph" style:parent-style-name="Standard" style:list-style-name="WWNum2">
      <style:paragraph-properties fo:text-align="justify" style:justify-single-word="false" style:writing-mode="lr-tb"/>
      <style:text-properties officeooo:paragraph-rsid="00112005"/>
    </style:style>
    <style:style style:name="P7" style:family="paragraph" style:parent-style-name="Standard" style:list-style-name="WWNum2">
      <style:paragraph-properties fo:text-align="justify" style:justify-single-word="false" style:writing-mode="lr-tb"/>
      <style:text-properties officeooo:paragraph-rsid="0020907c"/>
    </style:style>
    <style:style style:name="P8" style:family="paragraph" style:parent-style-name="Standard">
      <style:paragraph-properties fo:text-align="justify" style:justify-single-word="false" style:writing-mode="lr-tb"/>
      <style:text-properties officeooo:paragraph-rsid="00129ebb"/>
    </style:style>
    <style:style style:name="P9" style:family="paragraph" style:parent-style-name="Standard" style:list-style-name="L6">
      <style:paragraph-properties fo:text-align="justify" style:justify-single-word="false" style:writing-mode="lr-tb"/>
      <style:text-properties officeooo:paragraph-rsid="00184292"/>
    </style:style>
    <style:style style:name="P10" style:family="paragraph" style:parent-style-name="Standard">
      <style:paragraph-properties fo:text-align="justify" style:justify-single-word="false" style:writing-mode="lr-tb"/>
      <style:text-properties fo:font-weight="bold" officeooo:paragraph-rsid="00129ebb" style:font-weight-asian="bold" style:font-weight-complex="bold"/>
    </style:style>
    <style:style style:name="P11" style:family="paragraph" style:parent-style-name="Standard" style:list-style-name="WWNum2">
      <style:paragraph-properties fo:text-align="justify" style:justify-single-word="false" style:writing-mode="lr-tb"/>
      <style:text-properties fo:font-weight="bold" officeooo:paragraph-rsid="0020907c" style:font-weight-asian="bold" style:font-weight-complex="bold"/>
    </style:style>
    <style:style style:name="P12" style:family="paragraph" style:parent-style-name="Standard" style:list-style-name="WWNum2">
      <style:paragraph-properties fo:text-align="justify" style:justify-single-word="false" style:writing-mode="lr-tb"/>
      <style:text-properties fo:font-weight="normal" officeooo:paragraph-rsid="0020907c" style:font-weight-asian="normal" style:font-weight-complex="normal"/>
    </style:style>
    <style:style style:name="P13" style:family="paragraph" style:parent-style-name="Standard">
      <style:paragraph-properties fo:text-align="justify" style:justify-single-word="false" style:writing-mode="lr-tb"/>
      <style:text-properties fo:font-weight="normal" officeooo:rsid="00129ebb" officeooo:paragraph-rsid="00129ebb" style:font-weight-asian="normal" style:font-weight-complex="normal"/>
    </style:style>
    <style:style style:name="P14" style:family="paragraph" style:parent-style-name="Standard">
      <style:paragraph-properties fo:text-align="justify" style:justify-single-word="false" style:writing-mode="lr-tb"/>
      <style:text-properties fo:font-weight="normal" officeooo:rsid="0013bdc7" officeooo:paragraph-rsid="0013bdc7" style:font-weight-asian="normal" style:font-weight-complex="normal"/>
    </style:style>
    <style:style style:name="P15" style:family="paragraph" style:parent-style-name="Standard">
      <style:paragraph-properties fo:text-align="justify" style:justify-single-word="false" style:writing-mode="lr-tb"/>
      <style:text-properties fo:font-weight="normal" officeooo:rsid="0015a3a3" officeooo:paragraph-rsid="0015a3a3" style:font-weight-asian="normal" style:font-weight-complex="normal"/>
    </style:style>
    <style:style style:name="P16" style:family="paragraph" style:parent-style-name="Standard">
      <style:paragraph-properties fo:text-align="center" style:justify-single-word="false" style:writing-mode="lr-tb"/>
      <style:text-properties fo:font-weight="normal" officeooo:rsid="0017360e" officeooo:paragraph-rsid="0017360e" style:font-weight-asian="normal" style:font-weight-complex="normal"/>
    </style:style>
    <style:style style:name="P17" style:family="paragraph" style:parent-style-name="Standard">
      <style:paragraph-properties fo:text-align="justify" style:justify-single-word="false" style:writing-mode="lr-tb"/>
      <style:text-properties fo:font-weight="normal" officeooo:rsid="001b8ae5" officeooo:paragraph-rsid="001b8ae5" style:font-weight-asian="normal" style:font-weight-complex="normal"/>
    </style:style>
    <style:style style:name="P18" style:family="paragraph" style:parent-style-name="Standard">
      <style:paragraph-properties fo:text-align="justify" style:justify-single-word="false" style:writing-mode="lr-tb"/>
      <style:text-properties fo:font-weight="normal" officeooo:rsid="001cb8fc" officeooo:paragraph-rsid="001cb8fc" style:font-weight-asian="normal" style:font-weight-complex="normal"/>
    </style:style>
    <style:style style:name="P19" style:family="paragraph" style:parent-style-name="Standard" style:list-style-name="WWNum2">
      <style:paragraph-properties fo:text-align="justify" style:justify-single-word="false" style:writing-mode="lr-tb"/>
      <style:text-properties fo:font-weight="normal" officeooo:rsid="001dd3fa" officeooo:paragraph-rsid="001dd3fa" style:font-weight-asian="normal" style:font-weight-complex="normal"/>
    </style:style>
    <style:style style:name="P20" style:family="paragraph" style:parent-style-name="Standard" style:list-style-name="WWNum2">
      <style:paragraph-properties fo:text-align="justify" style:justify-single-word="false" style:writing-mode="lr-tb"/>
      <style:text-properties fo:font-weight="normal" officeooo:rsid="001f6e95" officeooo:paragraph-rsid="001f6e95" style:font-weight-asian="normal" style:font-weight-complex="normal"/>
    </style:style>
    <style:style style:name="P21" style:family="paragraph" style:parent-style-name="Standard" style:list-style-name="WWNum2">
      <style:paragraph-properties fo:text-align="justify" style:justify-single-word="false" style:writing-mode="lr-tb"/>
      <style:text-properties fo:font-weight="normal" officeooo:rsid="0020907c" officeooo:paragraph-rsid="0020907c" style:font-weight-asian="normal" style:font-weight-complex="normal"/>
    </style:style>
    <style:style style:name="P22" style:family="paragraph" style:parent-style-name="Standard" style:list-style-name="WWNum2">
      <style:paragraph-properties fo:text-align="justify" style:justify-single-word="false" style:writing-mode="lr-tb"/>
      <style:text-properties fo:font-weight="normal" officeooo:rsid="0021ec88" officeooo:paragraph-rsid="0021ec88" style:font-weight-asian="normal" style:font-weight-complex="normal"/>
    </style:style>
    <style:style style:name="P23" style:family="paragraph" style:parent-style-name="Standard" style:list-style-name="L6">
      <style:paragraph-properties fo:text-align="justify" style:justify-single-word="false" style:writing-mode="lr-tb"/>
      <style:text-properties style:font-name="Arial1" fo:font-weight="normal" officeooo:rsid="0017360e" officeooo:paragraph-rsid="0023248f" style:font-weight-asian="normal" style:font-weight-complex="normal"/>
    </style:style>
    <style:style style:name="P24" style:family="paragraph" style:parent-style-name="Standard" style:list-style-name="L6">
      <style:paragraph-properties fo:text-align="justify" style:justify-single-word="false" style:writing-mode="lr-tb"/>
      <style:text-properties style:font-name="Arial1" fo:font-weight="normal" officeooo:rsid="00184292" officeooo:paragraph-rsid="00184292" style:font-weight-asian="normal" style:font-weight-complex="normal"/>
    </style:style>
    <style:style style:name="P25" style:family="paragraph" style:parent-style-name="Standard" style:list-style-name="L6">
      <style:paragraph-properties fo:text-align="justify" style:justify-single-word="false" style:writing-mode="lr-tb"/>
      <style:text-properties style:font-name="Arial1" fo:font-weight="normal" officeooo:rsid="00184292" officeooo:paragraph-rsid="001b8ae5" style:font-weight-asian="normal" style:font-weight-complex="normal"/>
    </style:style>
    <style:style style:name="P26" style:family="paragraph" style:parent-style-name="Standard" style:list-style-name="L6">
      <style:paragraph-properties fo:text-align="justify" style:justify-single-word="false" style:writing-mode="lr-tb"/>
      <style:text-properties style:font-name="Arial1" fo:font-weight="normal" officeooo:rsid="00184292" officeooo:paragraph-rsid="0023248f" style:font-weight-asian="normal" style:font-weight-complex="normal"/>
    </style:style>
    <style:style style:name="P27" style:family="paragraph" style:parent-style-name="Standard" style:list-style-name="WWNum2">
      <style:paragraph-properties fo:text-align="justify" style:justify-single-word="false" style:writing-mode="lr-tb"/>
      <style:text-properties officeooo:rsid="0020907c" officeooo:paragraph-rsid="0020907c"/>
    </style:style>
    <style:style style:name="T1" style:family="text">
      <style:text-properties style:font-name="Arial" fo:font-size="14pt" fo:font-weight="bold" fo:background-color="#ffffff" loext:char-shading-value="0" style:font-size-asian="14pt" style:font-weight-asian="bold" style:font-size-complex="14pt" style:font-weight-complex="bold"/>
    </style:style>
    <style:style style:name="T2" style:family="text">
      <style:text-properties style:font-name="Arial" fo:font-size="14pt" fo:font-weight="bold" officeooo:rsid="00112005" fo:background-color="#ffffff" loext:char-shading-value="0" style:font-size-asian="14pt" style:font-weight-asian="bold" style:font-size-complex="14pt" style:font-weight-complex="bold"/>
    </style:style>
    <style:style style:name="T3" style:family="text">
      <style:text-properties style:font-name="Arial" fo:font-size="14pt" fo:font-weight="bold" officeooo:rsid="0011a744" fo:background-color="#ffffff" loext:char-shading-value="0" style:font-size-asian="14pt" style:font-weight-asian="bold" style:font-size-complex="14pt" style:font-weight-complex="bold"/>
    </style:style>
    <style:style style:name="T4" style:family="text">
      <style:text-properties style:font-name="Arial" fo:font-size="16pt" fo:font-weight="bold" fo:background-color="#ffffff" loext:char-shading-value="0" style:font-size-asian="16pt" style:font-weight-asian="bold" style:font-size-complex="16pt" style:font-weight-complex="bold"/>
    </style:style>
    <style:style style:name="T5" style:family="text">
      <style:text-properties style:font-name="Arial" fo:font-size="12pt" fo:font-weight="normal" fo:background-color="#ffffff" loext:char-shading-value="0" style:font-size-asian="12pt" style:font-weight-asian="normal" style:font-size-complex="12pt" style:font-weight-complex="normal"/>
    </style:style>
    <style:style style:name="T6" style:family="text">
      <style:text-properties style:font-name="Arial" fo:font-size="12pt" fo:font-weight="normal" officeooo:rsid="00112005" fo:background-color="#ffffff" loext:char-shading-value="0" style:font-size-asian="12pt" style:font-weight-asian="normal" style:font-size-complex="12pt" style:font-weight-complex="normal"/>
    </style:style>
    <style:style style:name="T7" style:family="text">
      <style:text-properties style:font-name="Arial" fo:font-size="12pt" fo:font-weight="normal" officeooo:rsid="0011a744" fo:background-color="#ffffff" loext:char-shading-value="0" style:font-size-asian="12pt" style:font-weight-asian="normal" style:font-size-complex="12pt" style:font-weight-complex="normal"/>
    </style:style>
    <style:style style:name="T8" style:family="text">
      <style:text-properties style:font-name="Arial" fo:font-size="12pt" fo:font-weight="normal" officeooo:rsid="00129ebb" fo:background-color="#ffffff" loext:char-shading-value="0" style:font-size-asian="12pt" style:font-weight-asian="normal" style:font-size-complex="12pt" style:font-weight-complex="normal"/>
    </style:style>
    <style:style style:name="T9" style:family="text">
      <style:text-properties style:font-name="Arial" fo:font-size="12pt" fo:font-weight="bold" fo:background-color="#ffffff" loext:char-shading-value="0" style:font-size-asian="12pt" style:font-weight-asian="bold" style:font-size-complex="12pt" style:font-weight-complex="bold"/>
    </style:style>
    <style:style style:name="T10" style:family="text">
      <style:text-properties style:font-name="Arial" fo:font-size="12pt" fo:font-weight="bold" officeooo:rsid="00112005" fo:background-color="#ffffff" loext:char-shading-value="0" style:font-size-asian="12pt" style:font-weight-asian="bold" style:font-size-complex="12pt" style:font-weight-complex="bold"/>
    </style:style>
    <style:style style:name="T11" style:family="text">
      <style:text-properties style:font-name="Arial" fo:font-size="12pt" fo:font-weight="bold" officeooo:rsid="0011a744" fo:background-color="#ffffff" loext:char-shading-value="0" style:font-size-asian="12pt" style:font-weight-asian="bold" style:font-size-complex="12pt" style:font-weight-complex="bold"/>
    </style:style>
    <style:style style:name="T12" style:family="text">
      <style:text-properties style:font-name="Arial" fo:font-size="12pt" fo:font-weight="bold" officeooo:rsid="00129ebb" fo:background-color="#ffffff" loext:char-shading-value="0" style:font-size-asian="12pt" style:font-weight-asian="bold" style:font-size-complex="12pt" style:font-weight-complex="bold"/>
    </style:style>
    <style:style style:name="T13" style:family="text">
      <style:text-properties style:font-name="Arial" fo:font-size="12pt" fo:font-weight="bold" officeooo:rsid="0020907c" fo:background-color="#ffffff" loext:char-shading-value="0" style:font-size-asian="12pt" style:font-weight-asian="bold" style:font-size-complex="12pt" style:font-weight-complex="bold"/>
    </style:style>
    <style:style style:name="T14" style:family="text">
      <style:text-properties style:font-name="Arial" fo:font-size="12pt" officeooo:rsid="00112005" fo:background-color="#ffffff" loext:char-shading-value="0" style:font-size-asian="12pt" style:font-size-complex="12pt"/>
    </style:style>
    <style:style style:name="T15" style:family="text">
      <style:text-properties style:font-name="Arial" fo:font-size="12pt" fo:background-color="#ffffff" loext:char-shading-value="0" style:font-size-asian="12pt" style:font-size-complex="12pt"/>
    </style:style>
    <style:style style:name="T16" style:family="text">
      <style:text-properties style:font-name="Arial" fo:font-size="12pt" officeooo:rsid="00129ebb" fo:background-color="#ffffff" loext:char-shading-value="0" style:font-size-asian="12pt" style:font-size-complex="12pt"/>
    </style:style>
    <style:style style:name="T17" style:family="text">
      <style:text-properties style:font-name="Arial" fo:font-size="12pt" officeooo:rsid="0015a3a3" fo:background-color="#ffffff" loext:char-shading-value="0" style:font-size-asian="12pt" style:font-size-complex="12pt"/>
    </style:style>
    <style:style style:name="T18" style:family="text">
      <style:text-properties style:font-name="Arial" fo:font-size="12pt" officeooo:rsid="0017360e" fo:background-color="#ffffff" loext:char-shading-value="0" style:font-size-asian="12pt" style:font-size-complex="12pt"/>
    </style:style>
    <style:style style:name="T19" style:family="text">
      <style:text-properties style:font-name="Arial" fo:font-size="12pt" officeooo:rsid="001998a8" fo:background-color="#ffffff" loext:char-shading-value="0" style:font-size-asian="12pt" style:font-size-complex="12pt"/>
    </style:style>
    <style:style style:name="T20" style:family="text">
      <style:text-properties style:font-name="Arial" fo:font-size="12pt" officeooo:rsid="001b8ae5" fo:background-color="#ffffff" loext:char-shading-value="0" style:font-size-asian="12pt" style:font-size-complex="12pt"/>
    </style:style>
    <style:style style:name="T21" style:family="text">
      <style:text-properties style:font-name="Arial" fo:font-size="12pt" officeooo:rsid="001cb8fc" fo:background-color="#ffffff" loext:char-shading-value="0" style:font-size-asian="12pt" style:font-size-complex="12pt"/>
    </style:style>
    <style:style style:name="T22" style:family="text">
      <style:text-properties style:font-name="Arial" fo:font-size="12pt" officeooo:rsid="0020907c" fo:background-color="#ffffff" loext:char-shading-value="0" style:font-size-asian="12pt" style:font-size-complex="12pt"/>
    </style:style>
    <style:style style:name="T23" style:family="text">
      <style:text-properties style:font-name="Arial" fo:font-size="12pt" officeooo:rsid="0021ec88" fo:background-color="#ffffff" loext:char-shading-value="0" style:font-size-asian="12pt" style:font-size-complex="12pt"/>
    </style:style>
    <style:style style:name="T24" style:family="text">
      <style:text-properties style:font-name="Arial" fo:font-size="12pt" officeooo:rsid="0023248f" fo:background-color="#ffffff" loext:char-shading-value="0" style:font-size-asian="12pt" style:font-size-complex="12pt"/>
    </style:style>
    <style:style style:name="T25" style:family="text">
      <style:text-properties style:font-name="Arial1" fo:font-weight="normal" officeooo:rsid="00184292" style:font-weight-asian="normal" style:font-weight-complex="normal"/>
    </style:style>
    <style:style style:name="T26" style:family="text">
      <style:text-properties style:font-name="Arial1" fo:font-weight="normal" officeooo:rsid="001b8ae5" style:font-weight-asian="normal" style:font-weight-complex="normal"/>
    </style:style>
    <style:style style:name="T27" style:family="text">
      <style:text-properties officeooo:rsid="001998a8"/>
    </style:style>
    <style:style style:name="T28" style:family="text">
      <style:text-properties officeooo:rsid="001b8ae5"/>
    </style:style>
    <style:style style:name="T29" style:family="text">
      <style:text-properties officeooo:rsid="001cb8fc"/>
    </style:style>
    <style:style style:name="T30" style:family="text">
      <style:text-properties fo:font-size="12pt" fo:background-color="#ffffff" loext:char-shading-value="0" style:font-size-asian="12pt" style:font-size-complex="12pt"/>
    </style:style>
    <style:style style:name="T31" style:family="text">
      <style:text-properties fo:font-size="12pt" officeooo:rsid="0017360e" fo:background-color="#ffffff" loext:char-shading-value="0" style:font-size-asian="12pt" style:font-size-complex="12pt"/>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FLIP ROBO TECHNOLOGIES, INC. </text:span></text:p>
      <text:p text:style-name="P3"/>
      <text:p text:style-name="P3"/>
      <text:p text:style-name="P3"/>
      <text:p text:style-name="P3"/>
      <text:p text:style-name="P3"/>
      <text:p text:style-name="P1"><text:span text:style-name="T1"/></text:p>
      <text:p text:style-name="P3"/>
      <text:p text:style-name="P3"/>
      <text:p text:style-name="P3"/>
      <text:p text:style-name="P3"/>
      <text:p text:style-name="P3"/>
      <text:p text:style-name="P3"/>
      <text:p text:style-name="P3">Worksheet Set <text:s/><text:span text:style-name="T29">3</text:span></text:p>
      <text:p text:style-name="P3"/>
      <text:p text:style-name="P3"/>
      <text:p text:style-name="P3"/>
      <text:p text:style-name="P3"/>
      <text:p text:style-name="P1"><text:span text:style-name="T1"/></text:p>
      <text:p text:style-name="P3"/>
      <text:p text:style-name="P3"/>
      <text:p text:style-name="P3"/>
      <text:p text:style-name="P3"><text:span text:style-name="T1"/></text:p>
      <text:p text:style-name="P3"/>
      <text:p text:style-name="P3"/>
      <text:p text:style-name="P1"><text:span text:style-name="T1">Fernando Rosales</text:span></text:p>
      <text:p text:style-name="P1"><text:span text:style-name="T1">andresrosales7@gmail.com</text:span></text:p>
      <text:p text:style-name="P3">Internship 28</text:p>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2">August</text:span><text:span text:style-name="T1"> 2022</text:span></text:p>
      <text:p text:style-name="P1"><text:soft-page-break/><text:span text:style-name="T2">Machine Learning Assignment 3</text:span></text:p>
      <text:p text:style-name="P4"/>
      <text:p text:style-name="P4"/>
      <text:list xml:id="list231391852" text:style-name="WWNum2">
        <text:list-item>
          <text:p text:style-name="P6"><text:span text:style-name="T9">Which of the following </text:span><text:span text:style-name="T10">is an application of clustering?</text:span></text:p>
        </text:list-item>
      </text:list>
      <text:p text:style-name="P5"><text:span text:style-name="T6">d</text:span><text:span text:style-name="T5">) </text:span><text:span text:style-name="T6">All of the above</text:span></text:p>
      <text:p text:style-name="P5"><text:span text:style-name="T6"/></text:p>
      <text:list xml:id="list82326022878446" text:continue-numbering="true" text:style-name="WWNum2">
        <text:list-item>
          <text:p text:style-name="P6"><text:span text:style-name="T10">On which data type, we cannot perform cluster analysis?</text:span></text:p>
          <text:p text:style-name="P19"><text:span text:style-name="T14">d</text:span><text:span text:style-name="T15">) None</text:span></text:p>
          <text:p text:style-name="P6"><text:span text:style-name="T10"/></text:p>
        </text:list-item>
        <text:list-item>
          <text:p text:style-name="P6"><text:span text:style-name="T10">Netflix’s movie recommendation system uses-</text:span></text:p>
          <text:p text:style-name="P22"><text:span text:style-name="T14">d</text:span><text:span text:style-name="T15">) All of the above</text:span></text:p>
          <text:p text:style-name="P6"><text:span text:style-name="T10"/></text:p>
        </text:list-item>
        <text:list-item>
          <text:p text:style-name="P6"><text:span text:style-name="T10">The final output of Hierarchical clustering is-</text:span></text:p>
          <text:p text:style-name="P20"><text:span text:style-name="T15"/></text:p>
        </text:list-item>
        <text:list-item>
          <text:p text:style-name="P6"><text:span text:style-name="T10">Which of the step is not required for K-means clustering?</text:span></text:p>
          <text:p text:style-name="P20"><text:span text:style-name="T14">a) A distance metric</text:span></text:p>
          <text:p text:style-name="P20"><text:span text:style-name="T14"/></text:p>
        </text:list-item>
        <text:list-item>
          <text:p text:style-name="P6"><text:span text:style-name="T10">Which is the following is wrong?</text:span></text:p>
        </text:list-item>
        <text:list-item>
          <text:p text:style-name="P6"><text:span text:style-name="T10">Which of the following metrics, do we have for finding dissimilarity between two clusters in hierarchical clustering?</text:span></text:p>
        </text:list-item>
        <text:list-item>
          <text:p text:style-name="P6"><text:span text:style-name="T10">Which of the following are true?</text:span></text:p>
          <text:p text:style-name="P6"><text:span text:style-name="T10"/></text:p>
        </text:list-item>
        <text:list-item>
          <text:p text:style-name="P6"><text:span text:style-name="T10">In the figure above, if you draw a horizontal line on y-axis for y=2. What will be the number of clusters formed?</text:span></text:p>
          <text:p text:style-name="P21"><text:span text:style-name="T14">b</text:span><text:span text:style-name="T15">) 4</text:span></text:p>
        </text:list-item>
        <text:list-item>
          <text:p text:style-name="P27"><text:span text:style-name="T9"><text:s/>For which of the following tasks might clustering be a suitable approach?</text:span></text:p>
          <text:p text:style-name="P12"><text:span text:style-name="T22">b) Given a database of information about your users, automatically group them into different market segments.</text:span></text:p>
        </text:list-item>
        <text:list-item>
          <text:p text:style-name="P11"><text:span text:style-name="T22">Given, six points with the following attributes:</text:span></text:p>
          <text:p text:style-name="P11"><text:span text:style-name="T22"/></text:p>
        </text:list-item>
        <text:list-item>
          <text:p text:style-name="P11"><text:span text:style-name="T22">Given, six points with the following attributes:</text:span></text:p>
          <text:p text:style-name="P11"><text:span text:style-name="T22"/></text:p>
        </text:list-item>
        <text:list-item>
          <text:p text:style-name="P11"><text:span text:style-name="T22">What is the importance of clustering?</text:span></text:p>
          <text:p text:style-name="P12"><text:span text:style-name="T22">Clustering methods (like Hierarchical method, Partitioning, Density-based method, Model-based clustering, and Grid-based model) help in grouping the data points into clusters, using the different techniques are used to pick the appropriate result for the problem, these clustering techniques helps in grouping the data points into similar categories, and each of these subcategories is further divided into subcategories to assist the exploration of the queries output, </text:span><text:span text:style-name="T23">Pedamkar.</text:span></text:p>
          <text:p text:style-name="P11"><text:span text:style-name="T22"/></text:p>
        </text:list-item>
        <text:list-item>
          <text:p text:style-name="P7"><text:span text:style-name="T13"><text:s/>How can I improve my clustering performance?</text:span></text:p>
          <text:p text:style-name="P12"><text:span text:style-name="T22">Gradient Descent is one of the most common optimization algorithms in machine learning that is used to find best parameters of a given function by using the function gradient, a combination of the partial derivatives. <text:s/>By taking steps proportional to the negative of the gradient, we can try to find the local minimum </text:span><text:soft-page-break/><text:span text:style-name="T22">of the function. We will continually update the weights until either our maximum number of iterations has been met, or the function converges. So the gradient descent will be of our loss function with a partial derivative in respect to the weights. We will update the weights every iteration with respect to the gradient and learning rate, </text:span><text:span text:style-name="T24">Sinclair (2018)</text:span></text:p>
          <text:p text:style-name="P7"><text:span text:style-name="T13"/></text:p>
        </text:list-item>
      </text:list>
      <text:p text:style-name="P5"/>
      <text:p text:style-name="P1"><text:span text:style-name="T1"/></text:p>
      <text:p text:style-name="P1"><text:span text:style-name="T1"/></text:p>
      <text:p text:style-name="P1"><text:span text:style-name="T1"/></text:p>
      <text:p text:style-name="P1"><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5"><text:span text:style-name="T1"/></text:p>
      <text:p text:style-name="P2"><text:soft-page-break/><text:span text:style-name="T2">S</text:span><text:span text:style-name="T3">tatistics Worksheet-3 </text:span></text:p>
      <text:p text:style-name="P2"><text:span text:style-name="T3"/></text:p>
      <text:p text:style-name="P8"><text:span text:style-name="T12">1. </text:span><text:span text:style-name="T10">Which of the following is the correct formula for total variation?</text:span></text:p>
      <text:p text:style-name="P8"><text:span text:style-name="T6">b</text:span><text:span text:style-name="T7">) Total Variation = Residual Variation + Regression Variation</text:span></text:p>
      <text:p text:style-name="P8"><text:span text:style-name="T7"/></text:p>
      <text:p text:style-name="P8"><text:span text:style-name="T12">2. </text:span><text:span text:style-name="T11">Collection of exchangeable binary outcomes for the same covariate data are called______outcomes.</text:span></text:p>
      <text:p text:style-name="P8"><text:span text:style-name="T8">c) Binomial</text:span></text:p>
      <text:p text:style-name="P8"><text:span text:style-name="T8"/></text:p>
      <text:p text:style-name="P8"><text:span text:style-name="T12">3. How many outcomes are possible with Bernoulli trial?</text:span></text:p>
      <text:p text:style-name="P13"><text:span text:style-name="T15">a) 2</text:span></text:p>
      <text:p text:style-name="P13"><text:span text:style-name="T15"/></text:p>
      <text:p text:style-name="P10"><text:span text:style-name="T16">4. If Ho is true and we reject it is called</text:span></text:p>
      <text:p text:style-name="P13"><text:span text:style-name="T16">a</text:span><text:span text:style-name="T15">) Type-I error</text:span></text:p>
      <text:p text:style-name="P13"><text:span text:style-name="T15"/></text:p>
      <text:p text:style-name="P13"><text:span text:style-name="T9">5. Level of significance is also called:</text:span></text:p>
      <text:p text:style-name="P13"><text:span text:style-name="T9"/></text:p>
      <text:p text:style-name="P13"><text:span text:style-name="T9">6. The chance of rejecting a true hypothesis decreases when sample size is:</text:span></text:p>
      <text:p text:style-name="P13"><text:span text:style-name="T15">b) Increase</text:span></text:p>
      <text:p text:style-name="P13"><text:span text:style-name="T15"/></text:p>
      <text:p text:style-name="P14"><text:span text:style-name="T9">7. Which of the following testing is concerned with making decisions using data?</text:span></text:p>
      <text:p text:style-name="P17"><text:span text:style-name="T15">b) H</text:span><text:span text:style-name="T21">y</text:span><text:span text:style-name="T15">pothesis</text:span></text:p>
      <text:p text:style-name="P14"><text:span text:style-name="T9"/></text:p>
      <text:p text:style-name="P14"><text:span text:style-name="T9">8. </text:span><text:span text:style-name="T12">What is the purpose of multiple testing in statistical inference?</text:span></text:p>
      <text:p text:style-name="P18"><text:span text:style-name="T16">d</text:span><text:span text:style-name="T15">) All of the mentioned</text:span></text:p>
      <text:p text:style-name="P14"><text:span text:style-name="T12"/></text:p>
      <text:p text:style-name="P14"><text:span text:style-name="T12">9. Normalized data are cent</text:span><text:span text:style-name="T9">e</text:span><text:span text:style-name="T12">red at______and have units equal to standard deviations of the original data</text:span></text:p>
      <text:p text:style-name="P18"><text:span text:style-name="T16">a</text:span><text:span text:style-name="T15">) 0</text:span></text:p>
      <text:p text:style-name="P14"><text:span text:style-name="T12"/></text:p>
      <text:p text:style-name="P15"><text:span text:style-name="T12">1</text:span><text:span text:style-name="T9">0. What is Bayes’ Theorem?</text:span></text:p>
      <text:p text:style-name="P15"><text:span text:style-name="T15">Bayes' Theorem, named after 18th-century British mathematician Thomas Bayes, is a mathematical formula for determining conditional probability. Conditional probability is the likelihood of an outcome occurring, based on a previous outcome having occurred in similar circumstances.</text:span></text:p>
      <text:p text:style-name="P15"><text:span text:style-name="T9"/></text:p>
      <text:p text:style-name="P15"><text:span text:style-name="T15">Bayes' Theorem states that the conditional probability of an event, based on the occurrence of another event, is equal to the likelihood of the second event given the first event multiplied by the probability of the first event, </text:span><text:span text:style-name="T20">Hayes(2022a)</text:span></text:p>
      <text:p text:style-name="P15"><text:span text:style-name="T9"/></text:p>
      <text:p text:style-name="P15"><text:span text:style-name="T9">11. What is z-score?</text:span></text:p>
      <text:p text:style-name="P15"><text:span text:style-name="T15">A Z-score is a numerical measurement that describes a value's relationship to the mean of a group of values. Z-score is measured in terms of standard deviations from the mean. If a Z-score is 0, it indicates that the data point's score is identical to the mean score. A Z-score of 1.0 would indicate a value that is one standard deviation from the </text:span><text:soft-page-break/><text:span text:style-name="T15">mean. Z-scores may be positive or negative, with a positive value indicating the score is above the mean and a negative score indicating it is below the mean, </text:span><text:span text:style-name="T20">Hayes(2022a)</text:span></text:p>
      <text:p text:style-name="P15"><text:span text:style-name="T9"/></text:p>
      <text:p text:style-name="P15"><text:span text:style-name="T9">12. What is t-test?</text:span></text:p>
      <text:p text:style-name="P15"><text:span text:style-name="T19">A t-test is an inferential statistic used to determine if there is a significant difference between the means of two groups and how they are related. T-tests are used when the data sets follow a normal distribution and have unknown variances, Hayes(2022</text:span><text:span text:style-name="T20">b</text:span><text:span text:style-name="T19">)</text:span></text:p>
      <text:p text:style-name="P15"><text:span text:style-name="T9"/></text:p>
      <text:p text:style-name="P15"><text:span text:style-name="T9">13. What is percentile?</text:span></text:p>
      <text:p text:style-name="P15"><text:span text:style-name="T15">What Is a Percentile in Statistics? In statistics, a percentile is a term that describes how a score compares to other scores from the same set. While there is no universal definition of percentile, it is commonly expressed as the percentage of values in a set of data scores that fall below a given value</text:span></text:p>
      <text:p text:style-name="P15"><text:span text:style-name="T9"/></text:p>
      <text:p text:style-name="P15"><text:span text:style-name="T9">14. What is ANOVA?</text:span></text:p>
      <text:p text:style-name="P15"><text:span text:style-name="T15">Analysis of variance (ANOVA) is an analysis tool used in statistics that splits an observed aggregate variability found inside a data set into two parts: systematic factors and random factors, </text:span><text:span text:style-name="T18">Kenton(2022)</text:span></text:p>
      <text:p text:style-name="P15"><text:span text:style-name="T9"/></text:p>
      <text:p text:style-name="P15"><text:span text:style-name="T9">15. How can ANOVA help?</text:span></text:p>
      <text:p text:style-name="P14"><text:span text:style-name="T16">An ANOVA test is a way to find out if survey or experiment results are significant. <text:s/>In other words, they help figur</text:span><text:span text:style-name="T17">ing</text:span><text:span text:style-name="T16"> out if </text:span><text:span text:style-name="T17">its</text:span><text:span text:style-name="T16"> ne</text:span><text:span text:style-name="T17">cesarry</text:span><text:span text:style-name="T16"> to reject the null hypothesis or accept the alternate hypothesis, </text:span><text:span text:style-name="T18">Glen (2020)</text:span></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4"><text:span text:style-name="T12"/></text:p>
      <text:p text:style-name="P16"><text:soft-page-break/><text:span text:style-name="T2">R</text:span><text:span text:style-name="T1">eferences</text:span></text:p>
      <text:p text:style-name="P16"><text:span text:style-name="T1"/></text:p>
      <text:list xml:id="list1919989353" text:style-name="L6">
        <text:list-item>
          <text:p text:style-name="P23">Glen, S. (2020) "ANOVA Test: Definition, Types, Examples, SPSS", StatisticsHowTo.com: Elementary Statistics for the rest of us! <text:a xlink:type="simple" xlink:href="https://www.statisticshowto.com/probability-and-statistics/hypothesis-testing/anova/" text:style-name="Internet_20_link" text:visited-style-name="Visited_20_Internet_20_Link">https://www.statisticshowto.com/probability-and-statistics/hypothesis-testing/anova/</text:a></text:p>
        </text:list-item>
        <text:list-item>
          <text:p text:style-name="P24"><text:span text:style-name="T27">Hayes</text:span>, <text:span text:style-name="T27">A</text:span>. (2022<text:span text:style-name="T28">b</text:span>, <text:span text:style-name="T27">July 20</text:span>) “T-Test”. Investopedia. <text:a xlink:type="simple" xlink:href="https://www.investopedia.com/terms/t/t-test.asp" text:style-name="Internet_20_link" text:visited-style-name="Visited_20_Internet_20_Link">https://www.investopedia.com/terms/t/t-test.asp</text:a></text:p>
        </text:list-item>
        <text:list-item>
          <text:p text:style-name="P9"><text:span text:style-name="T25">Hayes, A. (2022</text:span><text:span text:style-name="T26">c</text:span><text:span text:style-name="T25">, July 20) “</text:span><text:span text:style-name="T26">Z-Score</text:span><text:span text:style-name="T25">”. Investopedia. </text:span><text:a xlink:type="simple" xlink:href="https://www.investopedia.com/terms/z/zscore.asp" text:style-name="Internet_20_link" text:visited-style-name="Visited_20_Internet_20_Link"><text:span text:style-name="T25">https://www.investopedia.com/terms/z/zscore.asp</text:span></text:a></text:p>
        </text:list-item>
        <text:list-item>
          <text:p text:style-name="P25"><text:span text:style-name="T19">Hayes</text:span><text:span text:style-name="T16">, </text:span><text:span text:style-name="T19">A</text:span><text:span text:style-name="T16">. (2022</text:span><text:span text:style-name="T20">a</text:span><text:span text:style-name="T16">, </text:span><text:span text:style-name="T19">July 20</text:span><text:span text:style-name="T16">) “</text:span><text:span text:style-name="T20">Bayes’ Theorem</text:span><text:span text:style-name="T16">”. Investopedia. </text:span><text:a xlink:type="simple" xlink:href="https://www.investopedia.com/terms/b/bayes-theorem.asp#:~:text=Bayes'%20Theorem%20states%20that%20the,probability%20of%20the%20first%20event" text:style-name="Internet_20_link" text:visited-style-name="Visited_20_Internet_20_Link"><text:span text:style-name="T16">https://www.investopedia.com/terms/b/bayes-theorem.asp#:~:text=Bayes'%20Theorem%20states%20that%20the,probability%20of%20the%20first%20event</text:span></text:a><text:span text:style-name="T16">.</text:span></text:p>
        </text:list-item>
        <text:list-item>
          <text:p text:style-name="P26"><text:span text:style-name="T31">Kenton, W. (2022, May 19) “Analysis of Variance (ANOVA)”. Investopedia. https://www.investopedia.com/terms/a/anova.asp </text:span></text:p>
        </text:list-item>
        <text:list-item>
          <text:p text:style-name="P26"><text:span text:style-name="T23">Pedamkar</text:span><text:span text:style-name="T16">, </text:span><text:span text:style-name="T23">P</text:span><text:span text:style-name="T16">. “</text:span><text:span text:style-name="T23">Clustering Methods”</text:span><text:span text:style-name="T16">. </text:span><text:span text:style-name="T23">Educba</text:span><text:span text:style-name="T16">. </text:span><text:a xlink:type="simple" xlink:href="https://www.educba.com/clustering-methods/" text:style-name="Internet_20_link" text:visited-style-name="Visited_20_Internet_20_Link"><text:span text:style-name="T16">https://www.educba.com/clustering-methods/</text:span></text:a></text:p>
        </text:list-item>
        <text:list-item>
          <text:p text:style-name="P26"><text:span text:style-name="T24">Sinclair</text:span><text:span text:style-name="T16">, </text:span><text:span text:style-name="T24">C</text:span><text:span text:style-name="T16">. “Improving Clustering Performance Using Feature Weight Learning”. </text:span><text:span text:style-name="T24">Towards Data Science</text:span><text:span text:style-name="T16">. </text:span><text:a xlink:type="simple" xlink:href="https://towardsdatascience.com/improving-clustering-performance-using-feature-weight-learning-d65d4fec77cb" text:style-name="Internet_20_link" text:visited-style-name="Visited_20_Internet_20_Link"><text:span text:style-name="T16">https://towardsdatascience.com/improving-clustering-performance-using-feature-weight-learning-d65d4fec77cb</text:span></text:a></text:p>
        </text:list-item>
        <text:list-item>
          <text:p text:style-name="P26"><text:span text:style-name="T30">Simplilearn (2021, September 21) “What Is Percentile in Statistics and How to Calculate it?”, Simplilearn, </text:span><text:a xlink:type="simple" xlink:href="https://www.simplilearn.com/tutorials/data-analytics-tutorial/percentile-in-statistics#:~:text=to%20Calculate%20Percentile%3F-,What%20Is%20a%20Percentile%20in%20Statistics%3F,fall%20below%20a%20given%20value" text:style-name="Internet_20_link" text:visited-style-name="Visited_20_Internet_20_Link"><text:span text:style-name="T30">https://www.simplilearn.com/tutorials/data-analytics-tutorial/percentile-in-statistics#:~:text=to%20Calculate%20Percentile%3F-,What%20Is%20a%20Percentile%20in%20Statistics%3F,fall%20below%20a%20given%20value</text:span></text:a><text:span text:style-name="T30">.</text:span></text:p>
        </text:list-item>
      </text:list>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roman" style:font-pitch="variable"/>
    <style:font-face style:name="Arial1" svg:font-family="Arial" style:font-family-generic="swiss" style:font-pitch="variable"/>
    <style:font-face style:name="Helvetica" svg:font-family="Helvetica"/>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Roboto" svg:font-family="Roboto, 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 style:font-family-complex="'Lucida Sans'" style:font-family-generic-complex="swiss" style:language-complex="zxx" style:country-complex="none"/>
    </style:style>
    <style:style style:name="Default" style:family="paragraph">
      <style:paragraph-properties fo:text-align="start" style:justify-single-word="false"/>
      <style:text-properties fo:color="#000000" loext:opacity="100%" style:font-name="Arial" fo:font-family="Arial" style:font-family-generic="roman" style:font-pitch="variable" fo:font-size="12pt" style:font-size-asian="12pt"/>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Numbering_20_Symbols" style:display-name="Numbering Symbols"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9"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20"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
      <text:list-level-style-number text:level="1" text:style-name="ListLabel_20_21"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
      <text:list-level-style-number text:level="1" text:style-name="ListLabel_20_22"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
      <text:list-level-style-number text:level="1" text:style-name="ListLabel_20_23"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
      <text:list-level-style-number text:level="1" text:style-name="ListLabel_20_24"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aaaaa">
      <text:list-level-style-number text:level="1" text:style-name="ListLabel_20_25" style:num-format="一, 二, 三, ...">
        <style:list-level-properties text:list-level-position-and-space-mode="label-alignment">
          <style:list-level-label-alignment text:label-followed-by="listtab"/>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2-22T11:39:00</meta:creation-date>
    <meta:initial-creator>Lenovo</meta:initial-creator>
    <dc:date>2022-08-18T08:22:57.595000000</dc:date>
    <meta:editing-duration>PT41M18S</meta:editing-duration>
    <meta:editing-cycles>3</meta:editing-cycles>
    <meta:generator>LibreOffice/7.3.0.3$Windows_X86_64 LibreOffice_project/0f246aa12d0eee4a0f7adcefbf7c878fc2238db3</meta:generator>
    <meta:document-statistic meta:table-count="0" meta:image-count="0" meta:object-count="0" meta:page-count="6" meta:paragraph-count="69" meta:word-count="965" meta:character-count="6609" meta:non-whitespace-character-count="5727"/>
  </office:meta>
</office:document-meta>
</file>